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egatingLink.DelegatingLink( DocumentFactory factory , DelegatingNode node , String label , String langu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Link.setLabel( String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Link.de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